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T1" style:parent-style-name="Text_20body" style:family="text"/>
    <text:list-style style:name="Outline1" style:display-name="Outline">
      <text:list-level-style-bullet text:level="1" text:bullet-char="">
        <style:list-level-properties text:min-label-distance="10.800018709800000pt"/>
      </text:list-level-style-bullet>
      <text:list-level-style-bullet text:level="2" text:bullet-char="">
        <style:list-level-properties text:min-label-distance="10.800018709800000pt"/>
      </text:list-level-style-bullet>
      <text:list-level-style-bullet text:level="3" text:bullet-char="">
        <style:list-level-properties text:min-label-distance="10.800018709800000pt"/>
      </text:list-level-style-bullet>
      <text:list-level-style-bullet text:level="4" text:bullet-char="">
        <style:list-level-properties text:min-label-distance="10.800018709800000pt"/>
      </text:list-level-style-bullet>
      <text:list-level-style-bullet text:level="5" text:bullet-char="">
        <style:list-level-properties text:min-label-distance="10.800018709800000pt"/>
      </text:list-level-style-bullet>
      <text:list-level-style-bullet text:level="6" text:bullet-char="">
        <style:list-level-properties text:min-label-distance="10.800018709800000pt"/>
      </text:list-level-style-bullet>
      <text:list-level-style-bullet text:level="7" text:bullet-char="">
        <style:list-level-properties text:min-label-distance="10.800018709800000pt"/>
      </text:list-level-style-bullet>
      <text:list-level-style-bullet text:level="8" text:bullet-char="">
        <style:list-level-properties text:min-label-distance="10.800018709800000pt"/>
      </text:list-level-style-bullet>
      <text:list-level-style-bullet text:level="9" text:bullet-char="">
        <style:list-level-properties text:min-label-distance="10.800018709800000pt"/>
      </text:list-level-style-bullet>
      <text:list-level-style-bullet text:level="10" text:bullet-char="">
        <style:list-level-properties text:min-label-distance="10.800018709800000pt"/>
      </text:list-level-style-bullet>
    </text:list-style>
  </office:automatic-styles>
  <office:body>
    <office:text>
      <delta:tracked-changes>
        <delta:change-transaction delta:change-id="I">
          <delta:change-info>
            <dc:creator>John Smith</dc:creator>
            <dc:date>2010-06-23T10:00:00</dc:date>
          </delta:change-info>
        </delta:change-transaction>
        <delta:change-transaction delta:change-id="D">
          <delta:change-info>
            <dc:creator>Joe Bloggs</dc:creator>
            <dc:date>2010-06-23T12:00:00</dc:date>
          </delta:change-info>
        </delta:change-transaction>
      </delta:tracked-changes>
      <text:h text:outline-level="1" text:style-name="P1">Paragraph add then merge</text:h>
      <text:p text:style-name="P2">In this example, a paragraph wil be added after the next one. The two following paragraphs will then be merged in the subsequent version by deleting the text bewteen square brackets.</text:p>
      <text:p text:style-name="P2">This was in v1. [<delta:merge delta:removal-change-idref="D"><delta:leading-partial-content><text:span text:style-name="T1">This will be removed in v3.</text:span></delta:leading-partial-content><delta:intermediate-content/><delta:trailing-partial-content><text:p text:style-name="P2"><text:span text:style-name="T1" delta:insertion-change-idref="I" delta:insertion-type="insert-with-content">This was added in v2 and will be removed in v3.</text:span></text:p></delta:trailing-partial-content></delta:merge>] This was added in v2 and will remain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1</meta:editing-cycles>
    <dc:date>2011-01-21T15:21:22</dc:date>
    <meta:creation-date>2010-06-25T11:48:25</meta:creation-date>
    <dc:creator>Tristan Mitchell</dc:creator>
  </office:meta>
</office:document-meta>
</file>